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ProviderEndpoint.setMessageIdEnabled( boolean messageId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StoreFactory( StoreFactory stor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chooseDestination( MessageExchange exchange , Object message , Session session , DestinationChooser chooser , Destination defaultDestin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ProviderEndpoint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ReplyDestinationChoo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isJms1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ReplyDestination( Destination reply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Deliver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Jms102( boolean jms10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onMessage( Message messag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JmsProviderEndpoint.processInOnlyInSession( final MessageExchange exchange , final NormalizedMessage in , final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ProviderEndpoint.setPubSubDomain( boolean pubSub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Priority(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DestinationChoo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Destination( Destination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MessageTimestampEnabled( boolean messageTimestamp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doInJms( 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ProviderEndpoint.setReplyDestinationName( String reply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isPubSubNo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Receive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ReplyDestination( MessageExchange exchange , Object messag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processInOnly( final MessageExchange exchange , final NormalizedMessage 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ProviderEndpoint.setReceiveTimeout( long receive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processInOutInSession( final MessageExchange exchange , final NormalizedMessage in , final Session sessio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JmsProviderEndpoint.deactiv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sProviderEndpoint.getTimeTo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Marshaler( JmsProviderMarshaler marsha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ProviderEndpoint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ProviderEndpoint.setDestinationResolver( DestinationResolver destinatio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DestinationName( String 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isMessageTimestamp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DestinationChooser( DestinationChooser destinationChoo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ProviderEndpoint.isMessageId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ReplyDestinationChooser( DestinationChooser replyDestinationChoo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processInOut( final MessageExchange exchange , final NormalizedMessage 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ProviderEndpoint.isExplicitQo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PubSubNoLocal( boolean pubSubNo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createTempl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msProviderEndpoint.getStor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createMessage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resolveOrCreateDestination( final JmsTemplate jmsTemplate , final String replyToDestinationName , final boolean pubSub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ProviderEndpoint.isPubSub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createListenerContain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msProviderEndpoint.activ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msProviderEndpoint.setDeliveryMode( int delivery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Reply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TimeToLive( long timeTo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Destination( MessageExchange exchange , Object messag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Reply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ExplicitQosEnabled( boolean explicitQos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setConnectionFactory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getDestina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roviderEndpoint.process( MessageExchange exch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